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e494c" officeooo:paragraph-rsid="011de338"/>
    </style:style>
    <style:style style:name="P32" style:family="paragraph" style:parent-style-name="Standard">
      <style:text-properties style:font-name="Liberation Serif1" fo:language="it" fo:country="IT" officeooo:rsid="012a39b9" officeooo:paragraph-rsid="012a39b9"/>
    </style:style>
    <style:style style:name="P33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45" style:family="paragraph" style:parent-style-name="Table_20_Contents">
      <style:text-properties style:font-name="Liberation Serif1"/>
    </style:style>
    <style:style style:name="P4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style:font-name="Liberation Serif1" officeooo:rsid="00a64ded" officeooo:paragraph-rsid="00a64ded"/>
    </style:style>
    <style:style style:name="P48" style:family="paragraph" style:parent-style-name="Table_20_Contents">
      <style:text-properties style:font-name="Liberation Serif1" officeooo:rsid="00a70a1f" officeooo:paragraph-rsid="00a70a1f"/>
    </style:style>
    <style:style style:name="P49" style:family="paragraph" style:parent-style-name="Table_20_Contents">
      <style:text-properties style:font-name="Liberation Serif1" officeooo:rsid="00a7ef44" officeooo:paragraph-rsid="00a7ef44"/>
    </style:style>
    <style:style style:name="P50" style:family="paragraph" style:parent-style-name="Table_20_Contents">
      <style:text-properties style:font-name="Liberation Serif1" officeooo:rsid="00a93856" officeooo:paragraph-rsid="00a93856"/>
    </style:style>
    <style:style style:name="P51" style:family="paragraph" style:parent-style-name="Table_20_Contents">
      <style:text-properties style:font-name="Liberation Serif1" officeooo:rsid="00a97010" officeooo:paragraph-rsid="00a97010"/>
    </style:style>
    <style:style style:name="P52" style:family="paragraph" style:parent-style-name="Table_20_Contents">
      <style:text-properties style:font-name="Liberation Serif1" officeooo:rsid="00aaae52" officeooo:paragraph-rsid="00aaae52"/>
    </style:style>
    <style:style style:name="P53" style:family="paragraph" style:parent-style-name="Table_20_Contents">
      <style:text-properties style:font-name="Liberation Serif1" officeooo:rsid="00aacfdb" officeooo:paragraph-rsid="00aacfdb"/>
    </style:style>
    <style:style style:name="P54" style:family="paragraph" style:parent-style-name="Table_20_Contents">
      <style:text-properties style:font-name="Liberation Serif1" officeooo:rsid="00accd00" officeooo:paragraph-rsid="00accd00"/>
    </style:style>
    <style:style style:name="P55" style:family="paragraph" style:parent-style-name="Table_20_Contents">
      <style:text-properties style:font-name="Liberation Serif1" officeooo:rsid="00b31a31" officeooo:paragraph-rsid="00b31a31"/>
    </style:style>
    <style:style style:name="P56" style:family="paragraph" style:parent-style-name="Table_20_Contents">
      <style:text-properties style:font-name="Liberation Serif1" officeooo:rsid="00b69a00" officeooo:paragraph-rsid="00b69a00"/>
    </style:style>
    <style:style style:name="P57" style:family="paragraph" style:parent-style-name="Table_20_Contents">
      <style:text-properties style:font-name="Liberation Serif1" officeooo:rsid="00b8823f" officeooo:paragraph-rsid="00b8823f"/>
    </style:style>
    <style:style style:name="P58" style:family="paragraph" style:parent-style-name="Table_20_Contents">
      <style:text-properties style:font-name="Liberation Serif1" officeooo:rsid="00b9d9f9" officeooo:paragraph-rsid="00b9d9f9"/>
    </style:style>
    <style:style style:name="P59" style:family="paragraph" style:parent-style-name="Table_20_Contents">
      <style:text-properties style:font-name="Liberation Serif1" officeooo:rsid="00bbdb91" officeooo:paragraph-rsid="00bbdb91"/>
    </style:style>
    <style:style style:name="P60" style:family="paragraph" style:parent-style-name="Table_20_Contents">
      <style:text-properties style:font-name="Liberation Serif1" officeooo:rsid="00bc8acd" officeooo:paragraph-rsid="00bc8acd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P6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style:font-name="Liberation Serif1" fo:language="it" fo:country="IT" officeooo:rsid="01310ad4" officeooo:paragraph-rsid="009e326c"/>
    </style:style>
    <style:style style:name="P74" style:family="paragraph" style:parent-style-name="Standard">
      <style:text-properties style:font-name="Liberation Serif1" fo:language="it" fo:country="IT" officeooo:rsid="01310ad4" officeooo:paragraph-rsid="01310ad4"/>
    </style:style>
    <style:style style:name="P75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76" style:family="paragraph" style:parent-style-name="Standard">
      <style:text-properties style:font-name="Liberation Serif1" fo:language="it" fo:country="IT" officeooo:rsid="011de338" officeooo:paragraph-rsid="01118c25"/>
    </style:style>
    <style:style style:name="P77" style:family="paragraph" style:parent-style-name="Standard">
      <style:text-properties style:font-name="Liberation Serif1" fo:language="it" fo:country="IT" officeooo:rsid="011de338" officeooo:paragraph-rsid="011de338"/>
    </style:style>
    <style:style style:name="P78" style:family="paragraph" style:parent-style-name="Standard">
      <style:text-properties style:font-name="Liberation Serif1" fo:language="it" fo:country="IT" officeooo:rsid="013340fc" officeooo:paragraph-rsid="013340fc"/>
    </style:style>
    <style:style style:name="P79" style:family="paragraph" style:parent-style-name="Standard">
      <style:text-properties style:font-name="Liberation Serif1" fo:language="it" fo:country="IT" officeooo:rsid="01377ce7" officeooo:paragraph-rsid="01377ce7"/>
    </style:style>
    <style:style style:name="P80" style:family="paragraph" style:parent-style-name="Standard">
      <style:text-properties style:font-name="Liberation Serif1" fo:language="it" fo:country="IT" officeooo:rsid="0137bb2b" officeooo:paragraph-rsid="0137bb2b"/>
    </style:style>
    <style:style style:name="P8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68e1e" style:font-weight-asian="normal" style:font-weight-complex="normal"/>
    </style:style>
    <style:style style:name="T51" style:family="text">
      <style:text-properties fo:font-weight="normal" officeooo:rsid="0117f2f1" style:font-weight-asian="normal" style:font-weight-complex="normal"/>
    </style:style>
    <style:style style:name="T52" style:family="text">
      <style:text-properties fo:font-weight="normal" officeooo:rsid="01326799" style:font-weight-asian="normal" style:font-weight-complex="normal"/>
    </style:style>
    <style:style style:name="T53" style:family="text">
      <style:text-properties fo:font-weight="normal" officeooo:rsid="013340fc" style:font-weight-asian="normal" style:font-weight-complex="normal"/>
    </style:style>
    <style:style style:name="T54" style:family="text">
      <style:text-properties fo:font-weight="normal" officeooo:rsid="01341f2b" style:font-weight-asian="normal" style:font-weight-complex="normal"/>
    </style:style>
    <style:style style:name="T55" style:family="text">
      <style:text-properties fo:font-weight="normal" officeooo:rsid="01398af6" style:font-weight-asian="normal" style:font-weight-complex="normal"/>
    </style:style>
    <style:style style:name="T56" style:family="text">
      <style:text-properties fo:font-weight="normal" officeooo:rsid="013a3751" style:font-weight-asian="normal" style:font-weight-complex="normal"/>
    </style:style>
    <style:style style:name="T57" style:family="text">
      <style:text-properties officeooo:rsid="00d431e0"/>
    </style:style>
    <style:style style:name="T58" style:family="text">
      <style:text-properties officeooo:rsid="00d4bfd6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c62852" style:font-style-asian="italic" style:font-style-complex="italic"/>
    </style:style>
    <style:style style:name="T61" style:family="text">
      <style:text-properties fo:font-style="italic" officeooo:rsid="00dd4680" style:font-style-asian="italic" style:font-style-complex="italic"/>
    </style:style>
    <style:style style:name="T62" style:family="text">
      <style:text-properties fo:font-style="italic" officeooo:rsid="00dd6355" style:font-style-asian="italic" style:font-style-complex="italic"/>
    </style:style>
    <style:style style:name="T63" style:family="text">
      <style:text-properties officeooo:rsid="00d94524"/>
    </style:style>
    <style:style style:name="T64" style:family="text">
      <style:text-properties officeooo:rsid="00d9c5d7"/>
    </style:style>
    <style:style style:name="T65" style:family="text">
      <style:text-properties officeooo:rsid="00d9ec9d"/>
    </style:style>
    <style:style style:name="T66" style:family="text">
      <style:text-properties officeooo:rsid="00de06d5"/>
    </style:style>
    <style:style style:name="T67" style:family="text">
      <style:text-properties officeooo:rsid="00e2ab5a"/>
    </style:style>
    <style:style style:name="T68" style:family="text">
      <style:text-properties officeooo:rsid="00e36345"/>
    </style:style>
    <style:style style:name="T69" style:family="text">
      <style:text-properties officeooo:rsid="00e8f51c"/>
    </style:style>
    <style:style style:name="T70" style:family="text">
      <style:text-properties officeooo:rsid="00ea035b"/>
    </style:style>
    <style:style style:name="T71" style:family="text">
      <style:text-properties officeooo:rsid="00eb8ad7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0b95f1"/>
    </style:style>
    <style:style style:name="T79" style:family="text">
      <style:text-properties officeooo:rsid="0113037f"/>
    </style:style>
    <style:style style:name="T80" style:family="text">
      <style:text-properties officeooo:rsid="01326799"/>
    </style:style>
    <style:style style:name="T81" style:family="text">
      <style:text-properties officeooo:rsid="013fb7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Elaborato per il corso di Basi di Dati</text:p>
      <text:p text:style-name="P37">A.A 2023/2024</text:p>
      <text:p text:style-name="P34"/>
      <text:p text:style-name="P34"/>
      <text:p text:style-name="P38">progetto di una base di dati per la gestione di una compagnia aerea</text:p>
      <text:p text:style-name="P38"/>
      <text:p text:style-name="P38"/>
      <text:p text:style-name="P62">Daniele Muffato</text:p>
      <text:p text:style-name="P3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Analisi dei requisiti</text:p>
            <text:p text:style-name="P68">Intervista</text:p>
            <text:p text:style-name="P69">Estrazione dei concetti principali</text:p>
          </table:table-cell>
          <table:table-cell table:style-name="Table1.A1" office:value-type="string">
            <text:p text:style-name="P64"/>
            <text:p text:style-name="P68">3</text:p>
            <text:p text:style-name="P69">4</text:p>
          </table:table-cell>
        </table:table-row>
        <table:table-row table:style-name="Table1.1">
          <table:table-cell table:style-name="Table1.A2" office:value-type="string">
            <text:p text:style-name="P63">Progettazione concettuale</text:p>
            <text:p text:style-name="P70">schema scheletro</text:p>
            <text:p text:style-name="P70">schema finale</text:p>
          </table:table-cell>
          <table:table-cell table:style-name="Table1.A2" office:value-type="string">
            <text:p text:style-name="P66"/>
            <text:p text:style-name="P71">6</text:p>
            <text:p text:style-name="P72">9</text:p>
          </table:table-cell>
        </table:table-row>
        <table:table-row table:style-name="Table1.1">
          <table:table-cell table:style-name="Table1.A2" office:value-type="string">
            <text:p text:style-name="P63">Progettazione logica</text:p>
            <text:p text:style-name="P67"/>
          </table:table-cell>
          <table:table-cell table:style-name="Table1.B3">
            <text:p text:style-name="P66"/>
          </table:table-cell>
        </table:table-row>
        <table:table-row table:style-name="Table1.1">
          <table:table-cell table:style-name="Table1.A2" office:value-type="string">
            <text:p text:style-name="P63">Progettazione dell’applicazione</text:p>
            <text:p text:style-name="P65"/>
          </table:table-cell>
          <table:table-cell table:style-name="Table1.B3">
            <text:p text:style-name="P66"/>
          </table:table-cell>
        </table:table-row>
      </table:table>
      <text:p text:style-name="P2"/>
      <text:p text:style-name="P43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3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8">aeroporti di partenza e destinazione con codice IATA, città e stato, </text:span><text:span text:style-name="T24"><text:s/>classe e posto a sedere scelti, o assegnati </text:span><text:span text:style-name="T57">e prezzo complessivo</text:span><text:span text:style-name="T24">.</text:span></text:p>
      <text:p text:style-name="P10"/>
      <text:p text:style-name="P4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Termine</text:p>
          </table:table-cell>
          <table:table-cell table:style-name="Table2.A1" office:value-type="string">
            <text:p text:style-name="P46">Descrizione</text:p>
          </table:table-cell>
          <table:table-cell table:style-name="Table2.C1" office:value-type="string">
            <text:p text:style-name="P46">Sinonimi</text:p>
          </table:table-cell>
        </table:table-row>
        <table:table-row>
          <table:table-cell table:style-name="Table2.A2" office:value-type="string">
            <text:p text:style-name="P47"><text:span text:style-name="T33">V</text:span>olo</text:p>
          </table:table-cell>
          <table:table-cell table:style-name="Table2.A2" office:value-type="string">
            <text:p text:style-name="P48">Un singolo viaggio di un aeroplano tra un aeroporto di partenza e di destinazione.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9">Aeroporto</text:p>
          </table:table-cell>
          <table:table-cell table:style-name="Table2.A2" office:value-type="string">
            <text:p text:style-name="P49">Luogo di partenza o destinazione degli aeroplan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0">Aeroplano</text:p>
          </table:table-cell>
          <table:table-cell table:style-name="Table2.A2" office:value-type="string">
            <text:p text:style-name="P50">Mezzo utilizzato per effettuare i voli</text:p>
          </table:table-cell>
          <table:table-cell table:style-name="Table2.C2" office:value-type="string">
            <text:p text:style-name="P51">Velivolo</text:p>
            <text:p text:style-name="P52">Mezzo</text:p>
          </table:table-cell>
        </table:table-row>
        <table:table-row>
          <table:table-cell table:style-name="Table2.A2" office:value-type="string">
            <text:p text:style-name="P53">Produttore</text:p>
          </table:table-cell>
          <table:table-cell table:style-name="Table2.A2" office:value-type="string">
            <text:p text:style-name="P53">Compagnia che assembla gli aeroplan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4">Sedili</text:p>
          </table:table-cell>
          <table:table-cell table:style-name="Table2.A2" office:value-type="string">
            <text:p text:style-name="P54">Posti a sedere per i passeggeri <text:span text:style-name="T34">dei voli</text:span></text:p>
          </table:table-cell>
          <table:table-cell table:style-name="Table2.C2" office:value-type="string">
            <text:p text:style-name="P54">Posti a sedere</text:p>
          </table:table-cell>
        </table:table-row>
        <table:table-row>
          <table:table-cell table:style-name="Table2.A2" office:value-type="string">
            <text:p text:style-name="P55">Classi</text:p>
          </table:table-cell>
          <table:table-cell table:style-name="Table2.A2" office:value-type="string">
            <text:p text:style-name="P55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6">Personale di bordo</text:p>
          </table:table-cell>
          <table:table-cell table:style-name="Table2.A2" office:value-type="string">
            <text:p text:style-name="P56">Dipendenti della compagnia aerea che lavorano nell’aeroplano durante i vol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7">Passeggeri</text:p>
          </table:table-cell>
          <table:table-cell table:style-name="Table2.A2" office:value-type="string">
            <text:p text:style-name="P57">Persone che comprano un biglietto per poter fare parte di un volo</text:p>
          </table:table-cell>
          <table:table-cell table:style-name="Table2.C2" office:value-type="string">
            <text:p text:style-name="P58">Clienti</text:p>
          </table:table-cell>
        </table:table-row>
        <table:table-row>
          <table:table-cell table:style-name="Table2.A2" office:value-type="string">
            <text:p text:style-name="P59">Biglietto</text:p>
          </table:table-cell>
          <table:table-cell table:style-name="Table2.A2" office:value-type="string">
            <text:p text:style-name="P60">Documento che permette ai clienti di prenotare un volo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4"/>
      <text:p text:style-name="P26">Segue un testo che riassum<text:span text:style-name="T76">e</text:span> i concetti, <text:span text:style-name="T39">privo di </text:span><text:span text:style-name="T38">eventuali</text:span> ambiguità:</text:p>
      <text:p text:style-name="P20">Ogni <text:span text:style-name="T40">volo</text:span><text:span text:style-name="T43"> è identificato dall’aeroporto di partenza, dall’aeroporto di destinazione e dalla data e ora di partenza </text:span><text:span text:style-name="T50">e serve memorizzarne anche la data e ora di arrivo.</text:span></text:p>
      <text:p text:style-name="P21">Gli <text:span text:style-name="T40">aeroporti</text:span><text:span text:style-name="T43"> sono identificati univocamente da un codice ICAO e si vuole memorizzarne anche la città e lo stato in cui sono locati.</text:span></text:p>
      <text:p text:style-name="P22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3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4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5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5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1">il volo a cui si riferisce,</text:span><text:span text:style-name="T48"> classe e sedile, e prezzo complessivo.</text:span></text:p>
      <text:p text:style-name="P25"><text:span text:style-name="T48"/></text:p>
      <text:p text:style-name="P25"><text:span text:style-name="T48"/></text:p>
      <text:p text:style-name="P25"><text:span text:style-name="T48"/></text:p>
      <text:p text:style-name="P25"><text:span text:style-name="T48"/></text:p>
      <text:p text:style-name="P28"><text:soft-page-break/><text:span text:style-name="T59">Segue un </text:span><text:span text:style-name="T60">elenco delle principali operazioni richieste </text:span><text:span text:style-name="T61">per un amministratore di sistema</text:span><text:span text:style-name="T59">:</text:span></text:p>
      <text:p text:style-name="P14"><text:span text:style-name="T77">1.</text:span> <text:span text:style-name="T63">inserimento e cancellazione di voli</text:span></text:p>
      <text:p text:style-name="P14"><text:span text:style-name="T78">2</text:span><text:span text:style-name="T77">.</text:span> <text:span text:style-name="T67">aggiungere nuovo personale di bordo</text:span></text:p>
      <text:p text:style-name="P14"><text:span text:style-name="T78">3</text:span><text:span text:style-name="T77">.</text:span> <text:span text:style-name="T66">assegnare il personale di bordo ad uno specifico volo</text:span></text:p>
      <text:p text:style-name="P14"><text:span text:style-name="T78">4</text:span><text:span text:style-name="T77">.</text:span> <text:span text:style-name="T68">aggiungere nuovi aeroplani </text:span></text:p>
      <text:p text:style-name="P14"><text:span text:style-name="T78">5</text:span><text:span text:style-name="T77">.</text:span> <text:span text:style-name="T73">visualizzare il</text:span><text:span text:style-name="T64"> </text:span><text:span text:style-name="T65">profitto medio per una data tratta in un dato periodo</text:span></text:p>
      <text:p text:style-name="P14"><text:span text:style-name="T78">6</text:span><text:span text:style-name="T77">.</text:span> <text:span text:style-name="T74">visualizzare le</text:span><text:span text:style-name="T65"> tratte più trafficate in un dato periodo</text:span></text:p>
      <text:p text:style-name="P14"/>
      <text:p text:style-name="P27"><text:span text:style-name="T59">Segue un </text:span><text:span text:style-name="T60">elenco delle principali operazioni richieste </text:span><text:span text:style-name="T61">per </text:span><text:span text:style-name="T62">un passeggero</text:span><text:span text:style-name="T59">:</text:span></text:p>
      <text:p text:style-name="P14"><text:span text:style-name="T78">7</text:span><text:span text:style-name="T77">.</text:span> <text:span text:style-name="T66">iscriversi all’applicativo</text:span></text:p>
      <text:p text:style-name="P14"><text:span text:style-name="T78">8</text:span><text:span text:style-name="T77">.</text:span> <text:span text:style-name="T69">ricerca di un volo, specificando una tratta e una data, </text:span><text:span text:style-name="T70">e acquistare un biglietto </text:span><text:span text:style-name="T71">per tale volo</text:span></text:p>
      <text:p text:style-name="P14"><text:span text:style-name="T78">9</text:span><text:span text:style-name="T77">.</text:span> <text:span text:style-name="T72">visualizzare lista dei biglietti acquistati</text:span></text:p>
      <text:p text:style-name="P44">Progettazione concettuale</text:p>
      <text:p text:style-name="P8"/>
      <text:p text:style-name="P8"/>
      <text:p text:style-name="P41">Schema scheletro</text:p>
      <text:p text:style-name="P35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9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76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3"> sono suddivisi in </text:span><text:span text:style-name="T40">modelli</text:span><text:span text:style-name="T43">, il cui nome è univoco rispetto al </text:span><text:span text:style-name="T40">produttore</text:span><text:span text:style-name="T43">. Si sceglie inoltre di utilizzare un codice seriale unito al modello per l’identificatore degli aeroplani, mentre i modelli sono identificati dal nome e dal produttore. </text:span></text:p>
      <text:p text:style-name="P31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2"><text:soft-page-break/>I <text:span text:style-name="T40">passeggeri</text:span> e il <text:span text:style-name="T40">personale di bordo</text:span><text:span text:style-name="T43"> hanno caratteristiche comuni (nome, cognome, codice fiscale), che vengono quindi raggruppate in nell’entità </text:span><text:span text:style-name="T40">persona</text:span><text:span text:style-name="T43">, e ciò viene rappresentato con una gerarchia. Inoltre il personale di bordo ha un </text:span><text:span text:style-name="T40">ruolo</text:span><text:span text:style-name="T43"> che viene espresso tramite la associazione </text:span><text:span text:style-name="T40">svolgere</text:span><text:span text:style-name="T43">. </text:span></text:p>
      <text:p text:style-name="P33">Nella rappresentazione scelta, si suppone che un personale di bordo non possa anche essere un passeggero, e che quindi non possa comprare biglietti per i voli.</text:p>
      <text:p text:style-name="P73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8"/></text:p>
      <text:p text:style-name="P74"><text:span text:style-name="T43">Le </text:span><text:span text:style-name="T40">classi</text:span><text:span text:style-name="T43"> di servizio dipendono dal modello dell’aeroplano</text:span><text:span text:style-name="T52"> </text:span><text:span text:style-name="T53">e dall’analisi del dominio si evince che sono uguali in aeroplani dello stesso modello.</text:span></text:p>
      <text:p text:style-name="P78"><text:span text:style-name="T53">I </text:span><text:span text:style-name="T40">sedili</text:span><text:span text:style-name="T43"> sono identificati da un codice alfanumerico che rappresenta la fila e la colonna in cui sono locati (ad esempio 12A), e hanno stessa configurazione negli aeroplani dello stesso modello. </text:span><text:span text:style-name="T54">Inoltre i sedili possono avere un sovrapprezzo in base allo spazio per le gambe disponibile.</text:span></text:p>
      <text:p text:style-name="P74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2"/></text:p>
      <text:p text:style-name="P79"><text:soft-page-break/><text:span text:style-name="T52">I </text:span><text:span text:style-name="T40">biglietti</text:span><text:span text:style-name="T43"> sono identificati dal volo e dal passeggero a cui si riferiscono (si suppone ogni passeggero possa comprare un singolo biglietto per volo). Inoltre il biglietto deve permettere di risalire al sedile a cui si riferisce. </text:span></text:p>
      <text:p text:style-name="P79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text:span text:style-name="T43"/></text:p>
      <text:p text:style-name="P80"><text:span text:style-name="T52">I</text:span><text:span text:style-name="T43">nfine vengono collegati i </text:span><text:span text:style-name="T40">voli</text:span><text:span text:style-name="T43"> con gli </text:span><text:span text:style-name="T40">aeroplani</text:span><text:span text:style-name="T43"> che li effettuano, e con il </text:span><text:span text:style-name="T40">personale di bordo</text:span><text:span text:style-name="T43">. Segue nella pagina successiva lo schema finale, ottenuto eff</text:span><text:span text:style-name="T55">e</text:span><text:span text:style-name="T43">tt</text:span><text:span text:style-name="T56">u</text:span><text:span text:style-name="T43">ando le integrazione appena citate.</text:span></text:p>
      <text:p text:style-name="P74"><text:span text:style-name="T52"/></text:p>
      <text:p text:style-name="P74"><text:span text:style-name="T52"/></text:p>
      <text:p text:style-name="P74"/>
      <text:p text:style-name="P81"><text:span text:style-name="T80">Schema </text:span><text:span text:style-name="T81">Finale</text:span></text:p>
      <text:p text:style-name="P74"/>
      <text:p text:style-name="P74"><text:span text:style-name="T52"/></text:p>
      <text:p text:style-name="P74"><text:span text:style-name="T52"/></text:p>
      <text:p text:style-name="P75"><text:span text:style-name="T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1T17:19:53.410789190</dc:date>
    <meta:editing-duration>P1DT22H17M15S</meta:editing-duration>
    <meta:editing-cycles>264</meta:editing-cycles>
    <meta:print-date>2024-03-23T15:55:12.632544733</meta:print-date>
    <meta:printed-by>PDF files</meta:printed-by>
    <meta:document-statistic meta:table-count="2" meta:image-count="5" meta:object-count="0" meta:page-count="10" meta:paragraph-count="91" meta:word-count="1237" meta:character-count="8077" meta:non-whitespace-character-count="6920"/>
  </office:meta>
</office:document-meta>
</file>